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svg:stroke-color="#944794" draw:fill-color="#dcbef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textbody">
      <style:graphic-properties fo:min-height="0.55cm"/>
    </style:style>
    <style:style style:name="gr6" style:family="graphic" style:parent-style-name="standard">
      <style:graphic-properties draw:stroke="none" svg:stroke-color="#000000" draw:fill="none" draw:fill-color="#ffffff" fo:min-height="0.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6cm"/>
    </style:style>
    <style:style style:name="gr9" style:family="graphic" style:parent-style-name="standard">
      <style:graphic-properties draw:stroke="none" svg:stroke-color="#000000" draw:fill="none" draw:fill-color="#ffffff" fo:min-height="1.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svg:stroke-width="0.05cm" draw:marker-start-width="0.28cm" draw:marker-end="Arrow" draw:marker-end-width="0.38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0.8cm"/>
    </style:style>
    <style:style style:name="gr14" style:family="graphic" style:parent-style-name="standard">
      <style:graphic-properties draw:stroke="none" svg:stroke-color="#000000" draw:fill="none" draw:fill-color="#ffffff" fo:min-height="0.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color="#dc2300" fo:font-size="14pt" style:font-size-asian="14pt" style:font-size-complex="14pt"/>
    </style:style>
    <style:style style:name="P4" style:family="paragraph">
      <style:text-properties fo:color="#008000"/>
    </style:style>
    <style:style style:name="P5" style:family="paragraph">
      <style:text-properties fo:color="#008000" fo:font-size="14pt" style:font-size-asian="14pt" style:font-size-complex="14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color="#dc230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dc2300" fo:font-size="14pt" style:font-size-asian="14pt" style:font-size-complex="14pt"/>
    </style:style>
    <style:style style:name="T3" style:family="text">
      <style:text-properties fo:color="#008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7" draw:id="id7" draw:layer="layout" svg:width="6cm" svg:height="1cm" svg:x="2.1cm" svg:y="1.4cm">
          <text:p text:style-name="P1"><text:span text:style-name="T1">Features developmen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xml:id="id1" draw:id="id1" draw:layer="layout" svg:width="6cm" svg:height="1cm" svg:x="11.1cm" svg:y="1.4cm">
          <text:p text:style-name="P1"><text:span text:style-name="T1">Validation by develop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6" draw:id="id6" draw:layer="layout" svg:width="6cm" svg:height="1cm" svg:x="2.1cm" svg:y="12.9cm">
          <text:p text:style-name="P1"><text:span text:style-name="T1">Clients valid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2.6cm" svg:height="1.4cm" svg:x="12.8cm" svg:y="4.5cm">
          <text:p text:style-name="P1"><text:span text:style-name="T1">Valid 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4" draw:id="id4" draw:layer="layout" svg:width="6cm" svg:height="1.7cm" svg:x="11.1cm" svg:y="17.5cm">
          <text:p text:style-name="P1"><text:span text:style-name="T1">Jalon</text:span></text:p>
          <text:p text:style-name="P1"><text:span text:style-name="T1">suiva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5" draw:id="id5" draw:layer="layout" svg:width="6cm" svg:height="1.7cm" svg:x="11.1cm" svg:y="12.8cm">
          <text:p text:style-name="P1"><text:span text:style-name="T1">Ajout de tâches </text:span></text:p>
          <text:p text:style-name="P1"><text:span text:style-name="T1">pour jalon suiva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3" draw:layer="layout" svg:width="1.3cm" svg:height="0.806cm" svg:x="11.7cm" svg:y="4.4cm">
          <draw:text-box>
            <text:p text:style-name="P3"><text:span text:style-name="T2">No</text:span></text:p>
          </draw:text-box>
        </draw:frame>
        <draw:frame draw:style-name="gr4" draw:text-style-name="P5" draw:layer="layout" svg:width="1.5cm" svg:height="0.806cm" svg:x="14.1cm" svg:y="5.894cm">
          <draw:text-box>
            <text:p text:style-name="P4"><text:span text:style-name="T3">Yes</text:span></text:p>
          </draw:text-box>
        </draw:frame>
        <draw:frame draw:style-name="gr5" draw:text-style-name="P6" draw:layer="layout" svg:width="3.4cm" svg:height="0.806cm" svg:x="7.7cm" svg:y="9cm">
          <draw:text-box>
            <text:p text:style-name="P6"><text:span text:style-name="T1">Interns tests</text:span></text:p>
          </draw:text-box>
        </draw:frame>
        <draw:frame draw:style-name="gr6" draw:text-style-name="P2" draw:layer="layout" svg:width="3.8cm" svg:height="1.361cm" svg:x="3.3cm" svg:y="16.239cm">
          <draw:text-box>
            <text:p text:style-name="P1"><text:span text:style-name="T1">Tests externes</text:span></text:p>
            <text:p text:style-name="P1"><text:span text:style-name="T1">corrects ?</text:span></text:p>
          </draw:text-box>
        </draw:frame>
        <draw:connector draw:style-name="gr7" draw:text-style-name="P1" draw:layer="layout" svg:x1="14.1cm" svg:y1="2.4cm" svg:x2="14.1cm" svg:y2="4.5cm" draw:start-shape="id1" draw:start-glue-point="6" draw:end-shape="id2" draw:end-glue-point="4" svg:d="m14100 2400v2100" svg:viewBox="0 0 1 2101">
          <text:p/>
        </draw:connector>
        <draw:frame draw:style-name="gr8" draw:text-style-name="P5" draw:layer="layout" svg:width="1.6cm" svg:height="0.85cm" svg:x="5.1cm" svg:y="9.75cm">
          <draw:text-box>
            <text:p text:style-name="P4"><text:span text:style-name="T1">Yes</text:span></text:p>
          </draw:text-box>
        </draw:frame>
        <draw:custom-shape draw:style-name="gr2" draw:text-style-name="P2" xml:id="id3" draw:id="id3" draw:layer="layout" svg:width="2.6cm" svg:height="1.4cm" svg:x="7.8cm" svg:y="15.4cm">
          <text:p text:style-name="P1"><text:span text:style-name="T1">Valid 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2" draw:layer="layout" svg:width="3.1cm" svg:height="2cm" svg:x="14.2cm" svg:y="2.7cm">
          <draw:text-box>
            <text:p text:style-name="P1"><text:span text:style-name="T1">Unit and integration tests</text:span></text:p>
          </draw:text-box>
        </draw:frame>
        <draw:connector draw:style-name="gr7" draw:text-style-name="P1" draw:layer="layout" svg:x1="9.1cm" svg:y1="16.8cm" svg:x2="11.1cm" svg:y2="18.35cm" draw:start-shape="id3" draw:start-glue-point="6" draw:end-shape="id4" svg:d="m9100 16800v1550h2000" svg:viewBox="0 0 2001 1551">
          <text:p/>
        </draw:connector>
        <draw:connector draw:style-name="gr7" draw:text-style-name="P1" draw:layer="layout" svg:x1="9.1cm" svg:y1="15.4cm" svg:x2="11.1cm" svg:y2="13.65cm" draw:start-shape="id3" draw:start-glue-point="4" draw:end-shape="id5" draw:end-glue-point="5" svg:d="m9100 15400v-1750h2000" svg:viewBox="0 0 2001 1751">
          <text:p/>
        </draw:connector>
        <draw:connector draw:style-name="gr7" draw:text-style-name="P1" draw:layer="layout" svg:x1="5.1cm" svg:y1="13.9cm" svg:x2="7.8cm" svg:y2="16.1cm" draw:start-shape="id6" draw:start-glue-point="6" draw:end-shape="id3" draw:end-glue-point="5" svg:d="m5100 13900v2200h2700" svg:viewBox="0 0 2701 2201">
          <text:p/>
        </draw:connector>
        <draw:connector draw:style-name="gr7" draw:text-style-name="P1" draw:layer="layout" svg:x1="14.1cm" svg:y1="14.5cm" svg:x2="14.1cm" svg:y2="17.5cm" draw:start-shape="id5" draw:start-glue-point="6" draw:end-shape="id4" draw:end-glue-point="4" svg:d="m14100 14500v3000" svg:viewBox="0 0 1 3001">
          <text:p/>
        </draw:connector>
        <draw:frame draw:style-name="gr4" draw:text-style-name="P5" draw:layer="layout" svg:width="1.5cm" svg:height="0.806cm" svg:x="9.1cm" svg:y="16.9cm">
          <draw:text-box>
            <text:p text:style-name="P4"><text:span text:style-name="T3">Yes</text:span></text:p>
          </draw:text-box>
        </draw:frame>
        <draw:frame draw:style-name="gr10" draw:text-style-name="P3" draw:layer="layout" svg:width="1.137cm" svg:height="0.806cm" svg:x="9.1cm" svg:y="14.494cm">
          <draw:text-box>
            <text:p text:style-name="P7"><text:span text:style-name="T2">No</text:span></text:p>
          </draw:text-box>
        </draw:frame>
        <draw:connector draw:style-name="gr7" draw:text-style-name="P1" draw:layer="layout" svg:x1="8.1cm" svg:y1="1.9cm" svg:x2="11.1cm" svg:y2="1.9cm" draw:start-shape="id7" draw:start-glue-point="7" draw:end-shape="id1" draw:end-glue-point="5" svg:d="m8100 1900h3000" svg:viewBox="0 0 3001 1">
          <text:p/>
        </draw:connector>
        <draw:custom-shape draw:style-name="gr1" draw:text-style-name="P2" xml:id="id8" draw:id="id8" draw:layer="layout" svg:width="6cm" svg:height="1.7cm" svg:x="11.1cm" svg:y="8cm">
          <text:p text:style-name="P1"><text:span text:style-name="T1">Validation by</text:span></text:p>
          <text:p text:style-name="P1"><text:span text:style-name="T1">quality manager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4.1cm" svg:y1="5.9cm" svg:x2="14.1cm" svg:y2="8cm" draw:start-shape="id2" draw:start-glue-point="6" draw:end-shape="id8" svg:d="m14100 5900v2100" svg:viewBox="0 0 1 2101">
          <text:p/>
        </draw:connector>
        <draw:connector draw:style-name="gr7" draw:text-style-name="P1" draw:layer="layout" svg:x1="12.8cm" svg:y1="5.2cm" svg:x2="5.1cm" svg:y2="2.4cm" draw:start-shape="id2" draw:start-glue-point="5" draw:end-shape="id7" draw:end-glue-point="6" svg:d="m12800 5200h-7700v-2800" svg:viewBox="0 0 7701 2801">
          <text:p/>
        </draw:connector>
        <draw:custom-shape draw:style-name="gr1" draw:text-style-name="P2" xml:id="id9" draw:id="id9" draw:layer="layout" svg:width="2.6cm" svg:height="1.4cm" svg:x="3.8cm" svg:y="8.168cm">
          <text:p text:style-name="P1"><text:span text:style-name="T1">Valid 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1.1cm" svg:y1="8.85cm" svg:x2="6.4cm" svg:y2="8.868cm" draw:start-shape="id8" draw:start-glue-point="3" draw:end-shape="id9" draw:end-glue-point="7" svg:d="m11100 8850h-2349v18h-2351" svg:viewBox="0 0 4701 19">
          <text:p/>
        </draw:connector>
        <draw:connector draw:style-name="gr7" draw:text-style-name="P1" draw:layer="layout" svg:x1="5.1cm" svg:y1="9.568cm" svg:x2="5.1cm" svg:y2="12.9cm" draw:start-shape="id9" draw:start-glue-point="6" draw:end-shape="id6" draw:end-glue-point="0" svg:d="m5100 9568v3332" svg:viewBox="0 0 1 3333">
          <text:p/>
        </draw:connector>
        <draw:connector draw:style-name="gr7" draw:text-style-name="P1" draw:layer="layout" svg:x1="5.1cm" svg:y1="8.168cm" svg:x2="5.1cm" svg:y2="2.4cm" draw:start-shape="id9" draw:start-glue-point="4" draw:end-shape="id7" draw:end-glue-point="6" svg:d="m5100 8168v-5768" svg:viewBox="0 0 1 5769">
          <text:p/>
        </draw:connector>
        <draw:frame draw:style-name="gr3" draw:text-style-name="P3" draw:layer="layout" svg:width="1.3cm" svg:height="0.806cm" svg:x="5.1cm" svg:y="7.3cm">
          <draw:text-box>
            <text:p text:style-name="P3"><text:span text:style-name="T2">No</text:span></text:p>
          </draw:text-box>
        </draw:frame>
      </draw:page>
      <draw:page draw:name="page2" draw:style-name="dp1" draw:master-page-name="Standard">
        <draw:custom-shape draw:style-name="gr1" draw:text-style-name="P2" draw:layer="layout" svg:width="6.4cm" svg:height="1cm" svg:x="11.1cm" svg:y="1.7cm">
          <text:p text:style-name="P1"><text:span text:style-name="T1">New featur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4cm" svg:height="1cm" svg:x="10.7cm" svg:y="5.3cm">
          <text:p text:style-name="P1"><text:span text:style-name="T1">Validation par les développe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2.6cm" svg:height="1.4cm" svg:x="13cm" svg:y="13.2cm">
          <text:p text:style-name="P1"><text:span text:style-name="T1">Décis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7.4cm" svg:height="1cm" svg:x="10.9cm" svg:y="10.7cm">
          <text:p text:style-name="P1"><text:span text:style-name="T1">Validation par les cli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2.6cm" svg:height="1.4cm" svg:x="13cm" svg:y="7.9cm">
          <text:p text:style-name="P1"><text:span text:style-name="T1">Décis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4cm" svg:height="1.3cm" svg:x="12.2cm" svg:y="17.6cm">
          <text:p text:style-name="P1"><text:span text:style-name="T1">Jalon suiva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4cm" svg:height="1.7cm" svg:x="3.4cm" svg:y="13cm">
          <text:p text:style-name="P1"><text:span text:style-name="T1">Ajout de tâches </text:span></text:p>
          <text:p text:style-name="P1"><text:span text:style-name="T1">pour jalon suiva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21.2cm" svg:y1="2.4cm" svg:x2="17.5cm" svg:y2="2.4cm">
          <text:p/>
        </draw:line>
        <draw:line draw:style-name="gr12" draw:text-style-name="P1" draw:layer="layout" svg:x1="21.2cm" svg:y1="2.4cm" svg:x2="21.2cm" svg:y2="18.3cm">
          <text:p/>
        </draw:line>
        <draw:line draw:style-name="gr12" draw:text-style-name="P1" draw:layer="layout" svg:x1="21.2cm" svg:y1="18.3cm" svg:x2="16.6cm" svg:y2="18.3cm">
          <text:p/>
        </draw:line>
        <draw:line draw:style-name="gr11" draw:text-style-name="P1" draw:layer="layout" svg:x1="6.8cm" svg:y1="18.3cm" svg:x2="12.2cm" svg:y2="18.3cm">
          <text:p/>
        </draw:line>
        <draw:line draw:style-name="gr12" draw:text-style-name="P1" draw:layer="layout" svg:x1="6.8cm" svg:y1="14.7cm" svg:x2="6.8cm" svg:y2="18.3cm">
          <text:p/>
        </draw:line>
        <draw:line draw:style-name="gr11" draw:text-style-name="P1" draw:layer="layout" svg:x1="14.3cm" svg:y1="14.6cm" svg:x2="14.3cm" svg:y2="17.6cm">
          <text:p/>
        </draw:line>
        <draw:line draw:style-name="gr11" draw:text-style-name="P1" draw:layer="layout" svg:x1="13cm" svg:y1="13.9cm" svg:x2="10.8cm" svg:y2="13.9cm">
          <text:p/>
        </draw:line>
        <draw:line draw:style-name="gr7" draw:text-style-name="P1" draw:layer="layout" svg:x1="14.3cm" svg:y1="11.7cm" svg:x2="14.3cm" svg:y2="13.2cm">
          <text:p/>
        </draw:line>
        <draw:line draw:style-name="gr11" draw:text-style-name="P1" draw:layer="layout" svg:x1="14.3cm" svg:y1="6.3cm" svg:x2="14.3cm" svg:y2="8cm">
          <text:p/>
        </draw:line>
        <draw:line draw:style-name="gr11" draw:text-style-name="P1" draw:layer="layout" svg:x1="14.3cm" svg:y1="11.7cm" svg:x2="14.3cm" svg:y2="13.2cm">
          <text:p/>
        </draw:line>
        <draw:line draw:style-name="gr11" draw:text-style-name="P1" draw:layer="layout" svg:x1="14.3cm" svg:y1="9.3cm" svg:x2="14.3cm" svg:y2="10.7cm">
          <text:p/>
        </draw:line>
        <draw:line draw:style-name="gr11" draw:text-style-name="P1" draw:layer="layout" svg:x1="14.3cm" svg:y1="2.7cm" svg:x2="14.3cm" svg:y2="5.3cm">
          <text:p/>
        </draw:line>
        <draw:line draw:style-name="gr11" draw:text-style-name="P1" draw:layer="layout" svg:x1="7.2cm" svg:y1="2.2cm" svg:x2="11.1cm" svg:y2="2.2cm">
          <text:p/>
        </draw:line>
        <draw:line draw:style-name="gr12" draw:text-style-name="P1" draw:layer="layout" svg:x1="13cm" svg:y1="8.6cm" svg:x2="7.2cm" svg:y2="8.6cm">
          <text:p/>
        </draw:line>
        <draw:line draw:style-name="gr12" draw:text-style-name="P1" draw:layer="layout" svg:x1="7.2cm" svg:y1="2.2cm" svg:x2="7.2cm" svg:y2="8.6cm">
          <text:p/>
        </draw:line>
        <draw:frame draw:style-name="gr13" draw:text-style-name="P6" draw:layer="layout" svg:width="1.8cm" svg:height="1.05cm" svg:x="11.5cm" svg:y="13.15cm">
          <draw:text-box>
            <text:p><text:span text:style-name="T1">Non</text:span></text:p>
          </draw:text-box>
        </draw:frame>
        <draw:frame draw:style-name="gr13" draw:text-style-name="P6" draw:layer="layout" svg:width="1.8cm" svg:height="1.05cm" svg:x="11.4cm" svg:y="7.85cm">
          <draw:text-box>
            <text:p><text:span text:style-name="T1">Non</text:span></text:p>
          </draw:text-box>
        </draw:frame>
        <draw:frame draw:style-name="gr14" draw:text-style-name="P6" draw:layer="layout" svg:width="2.1cm" svg:height="0.95cm" svg:x="14.4cm" svg:y="15.4cm">
          <draw:text-box>
            <text:p><text:span text:style-name="T1">Oui</text:span></text:p>
          </draw:text-box>
        </draw:frame>
        <draw:frame draw:style-name="gr14" draw:text-style-name="P6" draw:layer="layout" svg:width="2.1cm" svg:height="0.95cm" svg:x="14.5cm" svg:y="9.3cm">
          <draw:text-box>
            <text:p><text:span text:style-name="T1">Oui</text:span></text:p>
          </draw:text-box>
        </draw:frame>
        <draw:frame draw:style-name="gr6" draw:text-style-name="P6" draw:layer="layout" svg:width="3.2cm" svg:height="1.15cm" svg:x="14.4cm" svg:y="6.55cm">
          <draw:text-box>
            <text:p><text:span text:style-name="T1">Livraison ?</text:span></text:p>
          </draw:text-box>
        </draw:frame>
        <draw:frame draw:style-name="gr4" draw:text-style-name="P6" draw:layer="layout" svg:width="3.8cm" svg:height="0.806cm" svg:x="14.4cm" svg:y="3.594cm">
          <draw:text-box>
            <text:p><text:span text:style-name="T1">Interns tests</text:span></text:p>
          </draw:text-box>
        </draw:frame>
        <draw:frame draw:style-name="gr15" draw:layer="layout" svg:width="0.502cm" svg:height="1.195cm" svg:x="16.2cm" svg:y="12.6cm">
          <draw:text-box>
            <text:p/>
          </draw:text-box>
        </draw:frame>
        <draw:frame draw:style-name="gr6" draw:text-style-name="P2" draw:layer="layout" svg:width="3.8cm" svg:height="1.361cm" svg:x="14.3cm" svg:y="11.85cm">
          <draw:text-box>
            <text:p text:style-name="P1"><text:span text:style-name="T1">Tests externes</text:span></text:p>
            <text:p text:style-name="P1"><text:span text:style-name="T1">corrects 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Yes" style:family="graphic" style:parent-style-name="standard">
      <style:text-properties fo:color="#008000"/>
    </style:style>
    <style:style style:name="No" style:family="graphic" style:parent-style-name="standard">
      <style:text-properties fo:color="#c5000b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30T15:36:55.800000000</meta:creation-date>
    <dc:date>2016-03-16T10:50:14.078718121</dc:date>
    <meta:editing-duration>PT1H9M42S</meta:editing-duration>
    <meta:editing-cycles>13</meta:editing-cycles>
    <meta:generator>LibreOffice/4.1.5.3$Linux_X86_64 LibreOffice_project/1c1366bba2ba2b554cd2ca4d87c06da81c05d24</meta:generator>
    <meta:document-statistic meta:object-count="59"/>
  </office:meta>
</office:document-meta>
</file>